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5a0" officeooo:paragraph-rsid="00180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Resume</text:p>
      <text:p text:style-name="P1"/>
      <text:p text:style-name="P1"/>
      <text:p text:style-name="P1">Name</text:p>
      <text:p text:style-name="P1"/>
      <text:p text:style-name="P1">Age</text:p>
      <text:p text:style-name="P1"/>
      <text:p text:style-name="P1">Address</text:p>
      <text:p text:style-name="P1"/>
      <text:p text:style-name="P1">Qual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06:40.004682685</meta:creation-date>
    <dc:date>2020-01-31T15:07:19.541720419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33" meta:non-whitespace-character-count="33"/>
    <meta:generator>LibreOffice/4.2.8.2$Linux_x86 LibreOffice_project/420m0$Build-2</meta:generator>
  </office:meta>
</office:document-meta>
</file>